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5289388468451725119" text:style-name="L1">
        <text:list-item>
          <text:p text:style-name="P2">řazení fotek</text:p>
        </text:list-item>
        <text:list-item>
          <text:p text:style-name="P2">překlad kategorie</text:p>
        </text:list-item>
        <text:list-item>
          <text:p text:style-name="P2">výpis produktů kategorie</text:p>
        </text:list-item>
        <text:list-item>
          <text:p text:style-name="P2">detail produktu</text:p>
        </text:list-item>
        <text:list-item>
          <text:p text:style-name="P2">košík</text:p>
        </text:list-item>
        <text:list-item>
          <text:p text:style-name="P2">vložení do košík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08-16T11:14:20.587360456</dc:date>
    <meta:editing-duration>PT6H44M22S</meta:editing-duration>
    <meta:editing-cycles>5</meta:editing-cycles>
    <meta:document-statistic meta:table-count="0" meta:image-count="0" meta:object-count="0" meta:page-count="1" meta:paragraph-count="7" meta:word-count="23" meta:character-count="111" meta:non-whitespace-character-count="101"/>
  </office:meta>
</office:document-meta>
</file>